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ice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erviceTransform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erviceTransformer.get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Transformer.setupTransform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letServiceTransformer.setSaxParser( SAXParser sax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